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_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. N. Coleman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y 26, 1893</text:p>
      <text:p text:style-name="P5">Month<text:tab/><text:tab/><text:tab/><text:tab/><text:tab/><text:tab/>May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burgh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Please address all communications to/</text:p>
      <text:p text:style-name="P2">REV. A. N. COLEMAN,/</text:p>
      <text:p text:style-name="P2">191 LANDER ST.,/</text:p>
      <text:p text:style-name="P2">Newburgh, N. Y./</text:p>
      <text:p text:style-name="P3">5[/ inserted by author]26[/ inserted by author]93./</text:p>
      <text:p text:style-name="P2">Rev. &amp; Dear Sir:-/</text:p>
      <text:p text:style-name="P2"><text:tab/>Please forward to my address/ a copy of your "Priests and Prophets."/</text:p>
      <text:p text:style-name="P2"><text:tab/>Trusting that you will excuse my liberty, and/ comply with my request for the sake of [Hebrew]/</text:p>
      <text:p text:style-name="P2"><text:tab/>I have the honor to remain/</text:p>
      <text:p text:style-name="P2"><text:tab/><text:tab/>Yours very respectfully,/</text:p>
      <text:p text:style-name="P2"><text:tab/><text:tab/><text:tab/>A. N. Coleman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3T15:36:12.21</meta:creation-date>
    <meta:document-statistic meta:table-count="0" meta:image-count="0" meta:object-count="0" meta:page-count="2" meta:paragraph-count="71" meta:word-count="231" meta:character-count="1649"/>
    <dc:date>2011-12-13T15:38:39.90</dc:date>
    <dc:creator>Penn Libraries</dc:creator>
    <meta:editing-duration>PT00H02M27S</meta:editing-duration>
    <meta:editing-cycles>1</meta:editing-cycles>
    <meta:generator>OpenOffice.org/3.2$Win32 OpenOffice.org_project/320m12$Build-9483</meta:generator>
  </office:meta>
</office:document-meta>
</file>